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5000002611F5F6C1C57AA0757.png" manifest:media-type="image/png"/>
  <manifest:file-entry manifest:full-path="Pictures/1000DF040000849B000062461FDC7EF165742B7B.emf" manifest:media-type="image/x-emf"/>
  <manifest:file-entry manifest:full-path="Pictures/100000010000033500000261ECAAB12671451C2B.png" manifest:media-type="image/png"/>
  <manifest:file-entry manifest:full-path="Pictures/TablePreview1.svm" manifest:media-type=""/>
  <manifest:file-entry manifest:full-path="Pictures/10010EF00000849B00006246893E795FAF25217E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4cm" style:use-optimal-column-width="false"/>
    </style:style>
    <style:style style:name="co2" style:family="table-column">
      <style:table-column-properties style:column-width="1.59cm" style:use-optimal-column-width="false"/>
    </style:style>
    <style:style style:name="co3" style:family="table-column">
      <style:table-column-properties style:column-width="1.55cm" style:use-optimal-column-width="false"/>
    </style:style>
    <style:style style:name="co4" style:family="table-column">
      <style:table-column-properties style:column-width="1.511cm" style:use-optimal-column-width="false"/>
    </style:style>
    <style:style style:name="co5" style:family="table-column">
      <style:table-column-properties style:column-width="1.569cm" style:use-optimal-column-width="false"/>
    </style:style>
    <style:style style:name="co6" style:family="table-column">
      <style:table-column-properties style:column-width="1.606cm" style:use-optimal-column-width="false"/>
    </style:style>
    <style:style style:name="co7" style:family="table-column">
      <style:table-column-properties style:column-width="1.682cm" style:use-optimal-column-width="false"/>
    </style:style>
    <style:style style:name="co8" style:family="table-column">
      <style:table-column-properties style:column-width="1.739cm" style:use-optimal-column-width="false"/>
    </style:style>
    <style:style style:name="co9" style:family="table-column">
      <style:table-column-properties style:column-width="2.126cm" style:use-optimal-column-width="false"/>
    </style:style>
    <style:style style:name="ro1" style:family="table-row">
      <style:table-row-properties style:row-height="1.395cm" style:use-optimal-row-height="false"/>
    </style:style>
    <style:style style:name="ro2" style:family="table-row">
      <style:table-row-properties style:row-height="1.149cm" style:use-optimal-row-height="false"/>
    </style:style>
    <style:style style:name="ro3" style:family="table-row">
      <style:table-row-properties style:row-height="1.08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10.823cm" svg:x="3.857cm" svg:y="0.972cm">
          <draw:image xlink:href="Pictures/10010EF00000849B00006246893E795FAF25217E.emf" xlink:type="simple" xlink:show="embed" xlink:actuate="onLoad" draw:mime-type="image/x-emf">
            <text:p/>
          </draw:image>
          <draw:image xlink:href="Pictures/100000010000033500000261ECAAB12671451C2B.png" xlink:type="simple" xlink:show="embed" xlink:actuate="onLoad" draw:mime-type="image/png"/>
        </draw:frame>
        <draw:frame draw:style-name="gr1" draw:text-style-name="P1" draw:layer="layout" svg:width="14.652cm" svg:height="10.858cm" svg:x="3.857cm" svg:y="12.112cm">
          <draw:image xlink:href="Pictures/1000DF040000849B000062461FDC7EF165742B7B.emf" xlink:type="simple" xlink:show="embed" xlink:actuate="onLoad" draw:mime-type="image/x-emf">
            <text:p/>
          </draw:image>
          <draw:image xlink:href="Pictures/1000000100000335000002611F5F6C1C57AA0757.png" xlink:type="simple" xlink:show="embed" xlink:actuate="onLoad" draw:mime-type="image/png"/>
        </draw:frame>
        <draw:frame draw:style-name="standard" draw:layer="layout" svg:width="15.116cm" svg:height="3.692cm" svg:x="3.3cm" svg:y="23.4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2">eV</text:p>
              </table:table-cell>
              <table:table-cell>
                <text:p text:style-name="P2">Ti-C</text:p>
              </table:table-cell>
              <table:table-cell>
                <text:p text:style-name="P2">Ti 2+</text:p>
              </table:table-cell>
              <table:table-cell>
                <text:p text:style-name="P2">Ti 3+</text:p>
              </table:table-cell>
              <table:table-cell>
                <text:p text:style-name="P2">Ti 4+</text:p>
              </table:table-cell>
              <table:table-cell>
                <text:p text:style-name="P2">Ti-C (2p1/2)</text:p>
              </table:table-cell>
              <table:table-cell>
                <text:p text:style-name="P2">Ti 2+ (2p1/2)</text:p>
              </table:table-cell>
              <table:table-cell>
                <text:p text:style-name="P2">Ti 3+ (2p1/2)</text:p>
              </table:table-cell>
              <table:table-cell>
                <text:p text:style-name="P2">Ti 4+ (2p1/2)</text:p>
              </table:table-cell>
            </table:table-row>
            <table:table-row table:style-name="ro2" table:default-cell-style-name="ce1">
              <table:table-cell>
                <text:p text:style-name="P2">MX-HT-0.5</text:p>
              </table:table-cell>
              <table:table-cell>
                <text:p text:style-name="P2">455.02</text:p>
              </table:table-cell>
              <table:table-cell>
                <text:p text:style-name="P2">455.79</text:p>
              </table:table-cell>
              <table:table-cell>
                <text:p text:style-name="P2">456.91</text:p>
              </table:table-cell>
              <table:table-cell>
                <text:p text:style-name="P2">459.29</text:p>
              </table:table-cell>
              <table:table-cell>
                <text:p text:style-name="P2">461.37</text:p>
              </table:table-cell>
              <table:table-cell>
                <text:p text:style-name="P2">462.41</text:p>
              </table:table-cell>
              <table:table-cell>
                <text:p text:style-name="P2">463.43</text:p>
              </table:table-cell>
              <table:table-cell>
                <text:p text:style-name="P2">465.06</text:p>
              </table:table-cell>
            </table:table-row>
            <table:table-row table:style-name="ro3" table:default-cell-style-name="ce1">
              <table:table-cell>
                <text:p text:style-name="P2">MX-UT-0.5</text:p>
              </table:table-cell>
              <table:table-cell>
                <text:p text:style-name="P2">454.97</text:p>
              </table:table-cell>
              <table:table-cell>
                <text:p text:style-name="P2">455.63</text:p>
              </table:table-cell>
              <table:table-cell>
                <text:p text:style-name="P2">456.69</text:p>
              </table:table-cell>
              <table:table-cell>
                <text:p text:style-name="P2">459.2</text:p>
              </table:table-cell>
              <table:table-cell>
                <text:p text:style-name="P2">461.33</text:p>
              </table:table-cell>
              <table:table-cell>
                <text:p text:style-name="P2">462.55</text:p>
              </table:table-cell>
              <table:table-cell>
                <text:p text:style-name="P2">463.50</text:p>
              </table:table-cell>
              <table:table-cell>
                <text:p text:style-name="P2">465.00</text:p>
                <text:p text:style-name="P2"/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0</meta:editing-cycles>
    <meta:editing-duration>P0D</meta:editing-duration>
    <meta:document-statistic meta:object-count="3"/>
    <meta:generator>LibreOffice/7.5.3.2$Linux_X86_64 LibreOffice_project/9f56dff12ba03b9acd7730a5a481eea045e468f3</meta:generator>
  </office:meta>
</office:document-meta>
</file>